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215F3DC22C2A3E3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fo:color="#ffc000" style:font-name="Baskerville Old Face" fo:font-size="12pt" style:font-size-asian="12pt" style:language-asian="es" style:country-asian="ES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color="#ffc000" style:font-name="Baskerville Old Face" fo:font-size="12pt" officeooo:rsid="0008d352" style:font-size-asian="12pt" style:language-asian="es" style:country-asian="ES"/>
    </style:style>
    <style:style style:name="T4" style:family="text">
      <style:text-properties fo:font-size="8pt" officeooo:rsid="00088fa2" style:font-size-asian="7pt" style:font-size-complex="8pt"/>
    </style:style>
    <style:style style:name="T5" style:family="text">
      <style:text-properties officeooo:rsid="000936e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/text:p>
      <text:p text:style-name="P1">2. </text:p>
      <text:p text:style-name="P1">3. </text:p>
      <text:p text:style-name="P1">4. </text:p>
      <text:p text:style-name="P1"/>
      <text:p text:style-name="P1">5. </text:p>
      <text:p text:style-name="P1">6. </text:p>
      <text:p text:style-name="P1">7.</text:p>
      <text:p text:style-name="P1"/>
      <text:p text:style-name="P1">8. </text:p>
      <text:p text:style-name="P1">9. </text:p>
      <text:p text:style-name="P1">10.</text:p>
      <text:p text:style-name="P1"/>
      <text:p text:style-name="P1">11. </text:p>
      <text:p text:style-name="P1">12. </text:p>
      <text:p text:style-name="P1">13.<text:span text:style-name="T4">Poder pillarte nada. No se lo digas a nadie pero ¡hoy justo he visto cómo ellos estaban</text:span> </text:p>
      <text:p text:style-name="P1">14. <text:span text:style-name="T5">Envolviendo sus regalos!</text:span></text:p>
      <text:p text:style-name="P1"/>
      <text:p text:style-name="P1">15. </text:p>
      <text:p text:style-name="P1">16. </text:p>
      <text:p text:style-name="P1">17. </text:p>
      <text:p text:style-name="P1"/>
      <text:p text:style-name="P1">18. </text:p>
      <text:p text:style-name="P1">19. </text:p>
      <text:p text:style-name="P1">20. </text:p>
      <text:p text:style-name="P1"/>
      <text:p text:style-name="Normal"><text:span text:style-name="Fuente_20_de_20_párrafo_20_predeter."><text:span text:style-name="T2">21. </text:span></text:span><text:span text:style-name="Fuente_20_de_20_párrafo_20_predeter."><text:span text:style-name="T3">¡JO!¡JO!¡JO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215F3DC22C2A3E37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09:48:26.351695396</dc:date>
    <meta:editing-cycles>17</meta:editing-cycles>
    <meta:editing-duration>PT36M48S</meta:editing-duration>
    <meta:document-statistic meta:table-count="0" meta:image-count="1" meta:object-count="0" meta:page-count="1" meta:paragraph-count="21" meta:word-count="41" meta:character-count="196" meta:non-whitespace-character-count="159"/>
    <meta:template xlink:type="simple" xlink:actuate="onRequest" xlink:title="" xlink:href="Normal.dotm"/>
  </office:meta>
</office:document-meta>
</file>